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45008326D4AA02D1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16cm" svg:height="18.237cm" svg:x="3.159cm" svg:y="2.803cm">
          <draw:image xlink:href="Pictures/100000000000043800000545008326D4AA02D1E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6T17:11:41.689336642</dc:date>
    <meta:editing-duration>PT2M22S</meta:editing-duration>
    <meta:editing-cycles>1</meta:editing-cycles>
    <meta:document-statistic meta:object-count="1"/>
    <meta:generator>LibreOffice/5.1.6.2$Linux_X86_64 LibreOffice_project/10m0$Build-2</meta:generator>
  </office:meta>
</office:document-meta>
</file>